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paragraph-rsid="001dbd22"/>
    </style:style>
    <style:style style:name="P2" style:family="paragraph" style:parent-style-name="Preformatted_20_Text">
      <style:text-properties officeooo:paragraph-rsid="001e4db7"/>
    </style:style>
    <style:style style:name="P3" style:family="paragraph" style:parent-style-name="Preformatted_20_Text">
      <style:text-properties officeooo:paragraph-rsid="001f380d"/>
    </style:style>
    <style:style style:name="P4" style:family="paragraph" style:parent-style-name="Preformatted_20_Text">
      <style:text-properties officeooo:paragraph-rsid="00214787"/>
    </style:style>
    <style:style style:name="P5" style:family="paragraph" style:parent-style-name="Preformatted_20_Text">
      <style:text-properties officeooo:rsid="00214787" officeooo:paragraph-rsid="00214787"/>
    </style:style>
    <style:style style:name="P6" style:family="paragraph" style:parent-style-name="Preformatted_20_Text">
      <style:text-properties officeooo:rsid="001c2e78"/>
    </style:style>
    <style:style style:name="P7" style:family="paragraph" style:parent-style-name="Preformatted_20_Text">
      <style:text-properties officeooo:rsid="001c2e78" officeooo:paragraph-rsid="001dbd22"/>
    </style:style>
    <style:style style:name="P8" style:family="paragraph" style:parent-style-name="Preformatted_20_Text">
      <style:text-properties officeooo:rsid="001a2105"/>
    </style:style>
    <style:style style:name="P9" style:family="paragraph" style:parent-style-name="Preformatted_20_Text">
      <style:text-properties officeooo:rsid="001a2105" officeooo:paragraph-rsid="001f380d"/>
    </style:style>
    <style:style style:name="P10" style:family="paragraph" style:parent-style-name="Preformatted_20_Text">
      <style:text-properties officeooo:rsid="001a2105" officeooo:paragraph-rsid="00240687"/>
    </style:style>
    <style:style style:name="P11" style:family="paragraph" style:parent-style-name="Preformatted_20_Text">
      <style:text-properties officeooo:rsid="001d29d7"/>
    </style:style>
    <style:style style:name="P12" style:family="paragraph" style:parent-style-name="Preformatted_20_Text">
      <style:text-properties officeooo:rsid="001b3b6b"/>
    </style:style>
    <style:style style:name="P13" style:family="paragraph" style:parent-style-name="Preformatted_20_Text">
      <style:text-properties officeooo:rsid="001dbd22" officeooo:paragraph-rsid="001dbd22"/>
    </style:style>
    <style:style style:name="P14" style:family="paragraph" style:parent-style-name="Preformatted_20_Text">
      <style:text-properties officeooo:paragraph-rsid="0022c1ca"/>
    </style:style>
    <style:style style:name="P15" style:family="paragraph" style:parent-style-name="Preformatted_20_Text">
      <style:text-properties officeooo:paragraph-rsid="00240687"/>
    </style:style>
    <style:style style:name="P16" style:family="paragraph" style:parent-style-name="Preformatted_20_Text">
      <style:text-properties officeooo:paragraph-rsid="0028bc75"/>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font-name="helvetica" fo:font-size="10.5pt" fo:letter-spacing="normal" fo:font-style="normal" fo:font-weight="normal" officeooo:rsid="001c2e78"/>
    </style:style>
    <style:style style:name="T5" style:family="text">
      <style:text-properties style:font-name-asian="Monospace" style:font-name-complex="Monospace"/>
    </style:style>
    <style:style style:name="T6" style:family="text">
      <style:text-properties officeooo:rsid="001d29d7" style:font-name-asian="Monospace" style:font-name-complex="Monospace"/>
    </style:style>
    <style:style style:name="T7" style:family="text">
      <style:text-properties officeooo:rsid="001a2105"/>
    </style:style>
    <style:style style:name="T8" style:family="text">
      <style:text-properties officeooo:rsid="001b3b6b"/>
    </style:style>
    <style:style style:name="T9" style:family="text">
      <style:text-properties officeooo:rsid="001c2e78"/>
    </style:style>
    <style:style style:name="T10" style:family="text">
      <style:text-properties officeooo:rsid="001d29d7"/>
    </style:style>
    <style:style style:name="T11" style:family="text">
      <style:text-properties officeooo:rsid="001dbd22"/>
    </style:style>
    <style:style style:name="T12" style:family="text">
      <style:text-properties officeooo:rsid="001e4db7"/>
    </style:style>
    <style:style style:name="T13" style:family="text">
      <style:text-properties officeooo:rsid="00214787"/>
    </style:style>
    <style:style style:name="T14" style:family="text">
      <style:text-properties officeooo:rsid="0022c1ca"/>
    </style:style>
    <style:style style:name="T15" style:family="text">
      <style:text-properties officeooo:rsid="0023dcfb"/>
    </style:style>
    <style:style style:name="T16" style:family="text">
      <style:text-properties officeooo:rsid="00240687"/>
    </style:style>
    <style:style style:name="T17" style:family="text">
      <style:text-properties officeooo:rsid="0025281a"/>
    </style:style>
    <style:style style:name="T18" style:family="text">
      <style:text-properties officeooo:rsid="0025972c"/>
    </style:style>
    <style:style style:name="T19" style:family="text">
      <style:text-properties officeooo:rsid="0026ea5d"/>
    </style:style>
    <style:style style:name="T20" style:family="text">
      <style:text-properties officeooo:rsid="00282d0a"/>
    </style:style>
    <style:style style:name="T21" style:family="text">
      <style:text-properties officeooo:rsid="0028bc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aspiCam Documentation</text:p>
      <text:p text:style-name="Preformatted_20_Text">======================</text:p>
      <text:p text:style-name="Preformatted_20_Text"/>
      <text:p text:style-name="Preformatted_20_Text">This document describes the use of the three Raspberry Pi camera applications as of March 2013.</text:p>
      <text:p text:style-name="Preformatted_20_Text"/>
      <text:p text:style-name="Preformatted_20_Text">There are three applications provided, RaspiStill, RapiVid and RaspiStillYUV. RaspiStill and RaspiStillYUV are very similar and are intended for capturing images, RaspiVid is for capturing video.</text:p>
      <text:p text:style-name="Preformatted_20_Text"/>
      <text:p text:style-name="Preformatted_20_Text">All the applications are command line driven, written to take advantage of the mmal API which runs over OpenM<text:span text:style-name="T19">A</text:span>X. The mmal API provides an easier to use system than that presented by OpenMAX. <text:span text:style-name="T19">Note that mmal is a Broadcom specific API used only on Videocore 4 systems.</text:span></text:p>
      <text:p text:style-name="Preformatted_20_Text"/>
      <text:p text:style-name="Preformatted_20_Text">The applications use up to three OpenMAX(mmal) components - camera, preview and encoder. All applications use the camera component, RaspiStill uses the Image Encode component, RaspiVid uses the Video Encode component and RaspiStillYUV</text:p>
      <text:p text:style-name="Preformatted_20_Text">does not use a<text:span text:style-name="T13">n</text:span> encoder, and sends its YUV output direct from camera component to file.</text:p>
      <text:p text:style-name="Preformatted_20_Text"/>
      <text:p text:style-name="Preformatted_20_Text">The preview display is optional, but can be use full screen or directed to specific rectangular area on the display.</text:p>
      <text:p text:style-name="Preformatted_20_Text"/>
      <text:p text:style-name="Preformatted_20_Text">In addition it is possible to <text:span text:style-name="T20">omit the</text:span> filename <text:span text:style-name="T20">option</text:span>, in which case the preview is display<text:span text:style-name="T18">ed</text:span> but no file is written.</text:p>
      <text:p text:style-name="Preformatted_20_Text"><text:s text:c="5"/></text:p>
      <text:p text:style-name="Preformatted_20_Text">Command line help is available by typing just the application name in on the command line.</text:p>
      <text:p text:style-name="Preformatted_20_Text"/>
      <text:p text:style-name="Preformatted_20_Text"/>
      <text:p text:style-name="Preformatted_20_Text">Common Command line Options</text:p>
      <text:p text:style-name="Preformatted_20_Text">===========================</text:p>
      <text:p text:style-name="Preformatted_20_Text"/>
      <text:p text:style-name="Preformatted_20_Text">Preview Window</text:p>
      <text:p text:style-name="Preformatted_20_Text">============<text:span text:style-name="T20">==</text:span></text:p>
      <text:p text:style-name="Preformatted_20_Text"/>
      <text:p text:style-name="Preformatted_20_Text">--preview,<text:tab/><text:tab/><text:span text:style-name="T15">-</text:span>p <text:s text:c="2"/><text:tab/>Preview window settings &lt;'x,y,w,h'&gt;</text:p>
      <text:p text:style-name="Preformatted_20_Text"/>
      <text:p text:style-name="Preformatted_20_Text">Allows the user to define the size and location on the screen that the preview window will be placed. Note this will be superimposed over the top of any other windows/graphics.</text:p>
      <text:p text:style-name="Preformatted_20_Text"/>
      <text:p text:style-name="Preformatted_20_Text">--fullscreen, <text:tab/>-f<text:tab/>Fullscreen preview mode</text:p>
      <text:p text:style-name="Preformatted_20_Text"/>
      <text:p text:style-name="Preformatted_20_Text">Forces the preview window to use the whole screen. Note that the aspect ratio of the incoming image will be retained, so there may be bars on some edges.</text:p>
      <text:p text:style-name="Preformatted_20_Text"/>
      <text:p text:style-name="Preformatted_20_Text">--nopreview, <text:s/><text:tab/>-n,<text:tab/>Do not display a preview window</text:p>
      <text:p text:style-name="Preformatted_20_Text"/>
      <text:p text:style-name="Preformatted_20_Text">Disables the preview window completely. <text:span text:style-name="T15">Note that even though the preview is disabled, the camera will still be producing frames, so will be using power.</text:span></text:p>
      <text:p text:style-name="Preformatted_20_Text"/>
      <text:p text:style-name="Preformatted_20_Text">Camera Control Options</text:p>
      <text:p text:style-name="Preformatted_20_Text">======================</text:p>
      <text:p text:style-name="Preformatted_20_Text"/>
      <text:p text:style-name="Preformatted_20_Text">--<text:span text:style-name="T1">sharpness, <text:tab/>-sh <text:tab/>Set image sharpness (-100 to 100)</text:span></text:p>
      <text:p text:style-name="Preformatted_20_Text"/>
      <text:p text:style-name="Preformatted_20_Text">Set the sharpness of the image, 0 is the default.</text:p>
      <text:p text:style-name="Preformatted_20_Text"/>
      <text:p text:style-name="Preformatted_20_Text">--contrast,<text:tab/><text:tab/>-co <text:tab/>Set image contrast (-100 to 100)</text:p>
      <text:p text:style-name="Preformatted_20_Text"/>
      <text:p text:style-name="Preformatted_20_Text"><text:soft-page-break/>Set the contrast of the image, 0 is the default</text:p>
      <text:p text:style-name="Preformatted_20_Text"/>
      <text:p text:style-name="Preformatted_20_Text">--brightness,<text:tab/>-br<text:tab/>Set image brightness (0 to 100)</text:p>
      <text:p text:style-name="Preformatted_20_Text">Set the brightness of the <text:span text:style-name="T20">ima</text:span>ge, 50 is the default. 0 is black, 100 is white.</text:p>
      <text:p text:style-name="Preformatted_20_Text"/>
      <text:p text:style-name="Preformatted_20_Text">--saturation,<text:tab/>-sa<text:tab/>Set image saturation (-100 to 100)</text:p>
      <text:p text:style-name="Preformatted_20_Text"/>
      <text:p text:style-name="Preformatted_20_Text">set the colour saturation of the image. 0 is the default.</text:p>
      <text:p text:style-name="Preformatted_20_Text"/>
      <text:p text:style-name="Preformatted_20_Text">--ISO, <text:s text:c="6"/><text:tab/>-ISO<text:tab/>Set capture ISO</text:p>
      <text:p text:style-name="Preformatted_20_Text"/>
      <text:p text:style-name="Preformatted_20_Text">Not yet implemented</text:p>
      <text:p text:style-name="Preformatted_20_Text"/>
      <text:p text:style-name="Preformatted_20_Text">--vstab, <text:s text:c="4"/><text:tab/>-vs <text:s/><text:tab/>Turn on video stabilisation</text:p>
      <text:p text:style-name="Preformatted_20_Text"/>
      <text:p text:style-name="Preformatted_20_Text">In video mode only, turn on video stabilisation.</text:p>
      <text:p text:style-name="Preformatted_20_Text"/>
      <text:p text:style-name="Preformatted_20_Text">--ev, <text:s text:c="7"/><text:tab/>-ev <text:s/><text:tab/>Set EV compensation</text:p>
      <text:p text:style-name="Preformatted_20_Text"/>
      <text:p text:style-name="Preformatted_20_Text">Set the EV compensation of the image. Range is -10 to +10, default is 0.</text:p>
      <text:p text:style-name="Preformatted_20_Text"/>
      <text:p text:style-name="Preformatted_20_Text">--exposure, <text:s/><text:tab/>-ex <text:tab/>Set exposure mode </text:p>
      <text:p text:style-name="Preformatted_20_Text"/>
      <text:p text:style-name="Preformatted_20_Text">Possible options are: </text:p>
      <text:p text:style-name="Preformatted_20_Text"/>
      <text:p text:style-name="Preformatted_20_Text">off </text:p>
      <text:p text:style-name="Preformatted_20_Text">auto <text:tab/><text:tab/><text:tab/>Use automatic exposure mode</text:p>
      <text:p text:style-name="Preformatted_20_Text">night <text:tab/><text:tab/>Select setting for night shooting</text:p>
      <text:p text:style-name="Preformatted_20_Text">nightpreview</text:p>
      <text:p text:style-name="Preformatted_20_Text">backlight <text:tab/><text:tab/>Select setting for back lit subject</text:p>
      <text:p text:style-name="Preformatted_20_Text">spotlight<text:tab/><text:tab/></text:p>
      <text:p text:style-name="Preformatted_20_Text">sports<text:tab/><text:tab/>Select setting for sports (fast shutter etc)</text:p>
      <text:p text:style-name="Preformatted_20_Text">snow<text:tab/><text:tab/><text:tab/>Select setting optimised for snowy scenery</text:p>
      <text:p text:style-name="Preformatted_20_Text">beach<text:tab/><text:tab/><text:tab/>Select setting optimised for beach</text:p>
      <text:p text:style-name="Preformatted_20_Text">verylong<text:tab/><text:tab/>Select setting for long exposures</text:p>
      <text:p text:style-name="Preformatted_20_Text">fixedfps,<text:tab/><text:tab/>Constrain fps to a fixed value</text:p>
      <text:p text:style-name="Preformatted_20_Text">antishake<text:tab/><text:tab/>Antishake mode</text:p>
      <text:p text:style-name="Preformatted_20_Text">fireworks<text:tab/><text:tab/>Select settings</text:p>
      <text:p text:style-name="Preformatted_20_Text"/>
      <text:p text:style-name="Preformatted_20_Text">Note that not all of these settings may be implemented, depending on camera tuning.</text:p>
      <text:p text:style-name="Preformatted_20_Text"/>
      <text:p text:style-name="Preformatted_20_Text">--awb,<text:tab/>-awb <text:tab/>Set Automatic White Balance (AWB) mode</text:p>
      <text:p text:style-name="Preformatted_20_Text"/>
      <text:p text:style-name="Preformatted_20_Text">off <text:s text:c="5"/><text:tab/><text:tab/>Turn off white balance calculation</text:p>
      <text:p text:style-name="Preformatted_20_Text">auto <text:s text:c="6"/><text:tab/><text:tab/>Automatic mode (default)</text:p>
      <text:p text:style-name="Preformatted_20_Text">sun <text:s text:c="8"/><text:tab/>Sunny mode</text:p>
      <text:p text:style-name="Preformatted_20_Text">cloud <text:s text:c="6"/><text:tab/>Cloudy mode</text:p>
      <text:p text:style-name="Preformatted_20_Text">shade <text:s text:c="6"/><text:tab/>Shaded mode</text:p>
      <text:p text:style-name="Preformatted_20_Text">tungsten<text:tab/><text:tab/>Tungsten lighting mode</text:p>
      <text:p text:style-name="Preformatted_20_Text">fluorescent<text:tab/><text:tab/>Fluorescent<text:tab/>lighting mode<text:tab/></text:p>
      <text:p text:style-name="Preformatted_20_Text">incandescent <text:s text:c="2"/><text:tab/>Incandescent lighting mode</text:p>
      <text:p text:style-name="Preformatted_20_Text">flash <text:s text:c="2"/><text:tab/><text:tab/>Flash mode</text:p>
      <text:p text:style-name="Preformatted_20_Text">horizon<text:tab/><text:tab/>Horizon mode</text:p>
      <text:p text:style-name="Preformatted_20_Text"/>
      <text:p text:style-name="Preformatted_20_Text">--imxfx, <text:s text:c="4"/>-ifx<text:tab/>Set image effect</text:p>
      <text:p text:style-name="Preformatted_20_Text"/>
      <text:p text:style-name="Preformatted_20_Text">Set an effect to be applied to the image</text:p>
      <text:p text:style-name="Preformatted_20_Text"/>
      <text:p text:style-name="Preformatted_20_Text">none<text:tab/><text:tab/><text:tab/>NO effect (default)</text:p>
      <text:p text:style-name="Preformatted_20_Text">negative<text:tab/><text:tab/>Negate the image <text:s text:c="2"/><text:tab/></text:p>
      <text:p text:style-name="Preformatted_20_Text">solarise<text:tab/><text:tab/>Solarise the image</text:p>
      <text:p text:style-name="Preformatted_20_Text"><text:soft-page-break/>posterize<text:tab/><text:tab/>Posterise the image</text:p>
      <text:p text:style-name="Preformatted_20_Text">whiteboard<text:tab/><text:tab/>Whiteboa<text:span text:style-name="T20">r</text:span>d effect</text:p>
      <text:p text:style-name="Preformatted_20_Text">blackboard<text:tab/><text:tab/>Blackboard effect</text:p>
      <text:p text:style-name="Preformatted_20_Text">sketch<text:tab/><text:tab/>Sketch style effect</text:p>
      <text:p text:style-name="Preformatted_20_Text">denoise<text:tab/><text:tab/>Denoise the image</text:p>
      <text:p text:style-name="Preformatted_20_Text">emboss<text:tab/><text:tab/>Emboss the image</text:p>
      <text:p text:style-name="Preformatted_20_Text">oilpaint<text:tab/><text:tab/>Apply an oil paint style effect</text:p>
      <text:p text:style-name="Preformatted_20_Text">hatch<text:tab/><text:tab/><text:tab/>Hatch sketch style</text:p>
      <text:p text:style-name="Preformatted_20_Text">gpen<text:tab/></text:p>
      <text:p text:style-name="Preformatted_20_Text">pastel<text:tab/><text:tab/>A pastel style effect</text:p>
      <text:p text:style-name="Preformatted_20_Text">watercolour<text:tab/><text:tab/>A watercolour style effect</text:p>
      <text:p text:style-name="Preformatted_20_Text">film<text:tab/><text:tab/><text:tab/>Film grain style effect</text:p>
      <text:p text:style-name="Preformatted_20_Text">blur<text:tab/><text:tab/><text:tab/>Blur the image</text:p>
      <text:p text:style-name="Preformatted_20_Text">saturation<text:span text:style-name="T10"><text:tab/><text:tab/></text:span>Colour saturate the image</text:p>
      <text:p text:style-name="Preformatted_20_Text">colourswap<text:tab/><text:tab/>Not fully implemented</text:p>
      <text:p text:style-name="Preformatted_20_Text">washedout<text:tab/><text:tab/>Not fully implemented</text:p>
      <text:p text:style-name="Preformatted_20_Text">posterise <text:s/><text:tab/><text:tab/>Not fully implemented</text:p>
      <text:p text:style-name="Preformatted_20_Text">colourpoint<text:tab/><text:tab/>Not fully implemented</text:p>
      <text:p text:style-name="Preformatted_20_Text">colourbalance<text:tab/>Not fully implemented</text:p>
      <text:p text:style-name="Preformatted_20_Text">cartoon<text:tab/> <text:s text:c="3"/><text:tab/>Not fully implemented</text:p>
      <text:p text:style-name="Preformatted_20_Text"/>
      <text:p text:style-name="Preformatted_20_Text">--colfx, <text:s text:c="4"/>-cfx<text:tab/>Set colour effect &lt;U:V&gt;</text:p>
      <text:p text:style-name="Preformatted_20_Text"/>
      <text:p text:style-name="Preformatted_20_Text">The supplied U and V parameters (range 0 to 255) are applied to the U and Y channels of the image. For example, --colfx 128:128 should result in a monochrome image.</text:p>
      <text:p text:style-name="Preformatted_20_Text"/>
      <text:p text:style-name="Preformatted_20_Text">--metering, <text:s/>-mm <text:tab/>Set metering mode</text:p>
      <text:p text:style-name="Preformatted_20_Text"/>
      <text:p text:style-name="Preformatted_20_Text">Specify the metering mode used for the preview and capture</text:p>
      <text:p text:style-name="Preformatted_20_Text"/>
      <text:p text:style-name="Preformatted_20_Text">average<text:tab/><text:tab/>Average the whole frame for metering.</text:p>
      <text:p text:style-name="Preformatted_20_Text">spot<text:tab/><text:tab/><text:tab/>Spot metering</text:p>
      <text:p text:style-name="Preformatted_20_Text">backlit<text:tab/><text:tab/>Assume a backlit image</text:p>
      <text:p text:style-name="Preformatted_20_Text">matrix<text:tab/><text:tab/>Matrix metering</text:p>
      <text:p text:style-name="Preformatted_20_Text"/>
      <text:p text:style-name="Preformatted_20_Text"/>
      <text:p text:style-name="Preformatted_20_Text">Application specific settings</text:p>
      <text:p text:style-name="Preformatted_20_Text">=============================</text:p>
      <text:p text:style-name="Preformatted_20_Text"/>
      <text:p text:style-name="Preformatted_20_Text">RaspiStill</text:p>
      <text:p text:style-name="Preformatted_20_Text">==========</text:p>
      <text:p text:style-name="Preformatted_20_Text"/>
      <text:p text:style-name="Preformatted_20_Text">--width,<text:tab/>-w<text:tab/><text:tab/>Set image width &lt;size&gt;</text:p>
      <text:p text:style-name="Preformatted_20_Text">--height,<text:tab/>-h<text:tab/><text:tab/>Set image height &lt;size&gt;</text:p>
      <text:p text:style-name="Preformatted_20_Text">--quality, <text:s/>-q<text:tab/><text:tab/>Set jpeg quality &lt;0 to 100&gt;</text:p>
      <text:p text:style-name="Preformatted_20_Text"/>
      <text:p text:style-name="Preformatted_20_Text">Quality 100 is almost completely uncompressed. 75 is a good all round value</text:p>
      <text:p text:style-name="Preformatted_20_Text"/>
      <text:p text:style-name="Preformatted_20_Text">--raw,<text:tab/>-r<text:tab/><text:tab/>Add raw bayer data to jpeg metadata</text:p>
      <text:p text:style-name="Preformatted_20_Text"/>
      <text:p text:style-name="Preformatted_20_Text">This option inserts the raw Bayer data from the camera in to the JPEG metadata</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text:soft-page-break/></text:p>
      <text:p text:style-name="Preformatted_20_Text">The program will run for this length of time, then take the capture (if output is specified). If not specified, this is set to 5 seconds</text:p>
      <text:p text:style-name="Preformatted_20_Text"/>
      <text:p text:style-name="P14"><text:span text:style-name="T14">--timelapse,-tl<text:tab/><text:tab/>Timelapse mode.</text:span></text:p>
      <text:p text:style-name="P14"><text:span text:style-name="T14"/></text:p>
      <text:p text:style-name="P14"><text:span text:style-name="T14">The specific value is the time between shots in milliseconds. Note you should specify %d at the point in the filename where you want a frame count number to appear. e.g.</text:span></text:p>
      <text:p text:style-name="P14"><text:span text:style-name="T14"/></text:p>
      <text:p text:style-name="P14"><text:span text:style-name="T14"><text:tab/>-t 30000 -tl 2000 -o image%d.jpg</text:span></text:p>
      <text:p text:style-name="P14"><text:span text:style-name="T14"/></text:p>
      <text:p text:style-name="P14"><text:span text:style-name="T14">will produce a capture every 2 seconds, over a total period of 30s, named image1.jpg, image2.jpg..image15.jpg.</text:span></text:p>
      <text:p text:style-name="P14"><text:span text:style-name="T14"/></text:p>
      <text:p text:style-name="Preformatted_20_Text"/>
      <text:p text:style-name="Preformatted_20_Text">--thumb,<text:tab/>-th<text:tab/><text:tab/>Set thumbnail parameters (x:y:quality)</text:p>
      <text:p text:style-name="Preformatted_20_Text"/>
      <text:p text:style-name="Preformatted_20_Text">Allows specification of the thumbnail image inserted in to the JPEG file. If not specified, defaults are a size of 64x48 at quality 35.</text:p>
      <text:p text:style-name="Preformatted_20_Text"/>
      <text:p text:style-name="P4">--demo, <text:tab/>d<text:tab/> <text:tab/>Run a demo mode <text:span text:style-name="T13">&lt;milliseconds&gt;</text:span></text:p>
      <text:p text:style-name="P4"/>
      <text:p text:style-name="P4">This options cycles through range of camera options, no capture is done, the demo will end at the end of the timeout period, irrespective of whether all the options have been cycled. <text:span text:style-name="T13">The time between cycles should be specified as a millisecond value.</text:span></text:p>
      <text:p text:style-name="P5"/>
      <text:p text:style-name="Preformatted_20_Text">--encoding,<text:tab/><text:span text:style-name="T10">-</text:span>e<text:tab/><text:tab/>Encoding to use for output file</text:p>
      <text:p text:style-name="Preformatted_20_Text"/>
      <text:p text:style-name="Preformatted_20_Text">Valid options are jpg, bmp, gif and png. Note that unaccelerated image types (gif, png, bmp) will take much longer to save than JPG which is hardware accelerated. <text:span text:style-name="T13">Also n</text:span><text:span text:style-name="T8">ote that the filename suffix is completely ignored when encoding a file.</text:span></text:p>
      <text:p text:style-name="Preformatted_20_Text"/>
      <text:p text:style-name="Preformatted_20_Text"><text:span text:style-name="T5">--exif,<text:tab/></text:span><text:span text:style-name="T6">-</text:span><text:span text:style-name="T5">x<text:tab/><text:tab/>EXIF tag to apply to captures (format as 'key=value')</text:span></text:p>
      <text:p text:style-name="Preformatted_20_Text"/>
      <text:p text:style-name="Preformatted_20_Text">Allows the insertion of specific exif tags in to the JPEG image. You can have up to 32 exif tge entries. This is useful for things like adding GPS metadata. For example, to set the Longitude</text:p>
      <text:p text:style-name="Preformatted_20_Text"/>
      <text:p text:style-name="Preformatted_20_Text"><text:tab/>--exif GPS.GPSLongitude=5/1,10/1,15/100</text:p>
      <text:p text:style-name="Preformatted_20_Text"/>
      <text:p text:style-name="Preformatted_20_Text">would set the Longitude to 5degs, 10 minutes, 15 seconds. See exif documentation for more details on the range of tags available; the supported tags are as follows.</text:p>
      <text:p text:style-name="Preformatted_20_Text"/>
      <text:p text:style-name="Preformatted_20_Text">IFD0.&lt; <text:s text:c="2"/>or </text:p>
      <text:p text:style-name="Preformatted_20_Text">IFD1.&lt;</text:p>
      <text:p text:style-name="Preformatted_20_Text"><text:span text:style-name="T3">ImageWidth</text:span><text:span text:style-name="T3">, </text:span><text:span text:style-name="T2">ImageLength</text:span><text:span text:style-name="T2">, </text:span><text:span text:style-name="T2">BitsPerSample</text:span><text:span text:style-name="T2">, </text:span><text:span text:style-name="T2">Compression</text:span><text:span text:style-name="T2">, </text:span><text:span text:style-name="T2">PhotometricInterpretation</text:span><text:span text:style-name="T2">, </text:span><text:span text:style-name="T2">ImageDescription</text:span><text:span text:style-name="T2">, </text:span><text:span text:style-name="T2">Make</text:span><text:span text:style-name="T2">, </text:span><text:span text:style-name="T2">Model</text:span><text:span text:style-name="T2">, </text:span><text:span text:style-name="T2">StripOffsets</text:span><text:span text:style-name="T2">, </text:span><text:span text:style-name="T2">Orientation</text:span><text:span text:style-name="T2">, </text:span><text:span text:style-name="T2">SamplesPerPixel</text:span><text:span text:style-name="T2">, </text:span><text:span text:style-name="T2">RowsPerString</text:span><text:span text:style-name="T2">, </text:span><text:span text:style-name="T2">StripByteCounts</text:span><text:span text:style-name="T2">, </text:span><text:span text:style-name="T2">Xresolution</text:span><text:span text:style-name="T2">, </text:span><text:span text:style-name="T2">Yresolution</text:span><text:span text:style-name="T2">, </text:span><text:span text:style-name="T2">PlanarConfiguration</text:span><text:span text:style-name="T2">, </text:span><text:span text:style-name="T2">ResolutionUnit</text:span><text:span text:style-name="T2">, </text:span><text:span text:style-name="T2">TransferFunction</text:span><text:span text:style-name="T2">, </text:span><text:span text:style-name="T2">Software</text:span><text:span text:style-name="T2">, </text:span><text:span text:style-name="T2">DateTime</text:span><text:span text:style-name="T2">, </text:span><text:span text:style-name="T2">Artist</text:span><text:span text:style-name="T2">, </text:span><text:span text:style-name="T2">WhitePoint</text:span><text:span text:style-name="T2">, </text:span><text:span text:style-name="T2">PrimaryChromaticities</text:span><text:span text:style-name="T2">, </text:span><text:span text:style-name="T2">JPEGInterchangeFormat</text:span><text:span text:style-name="T2">, </text:span><text:span text:style-name="T2">JPEGInterchangeFormatLength</text:span><text:span text:style-name="T2">, </text:span><text:span text:style-name="T2">YcbCrCoefficients</text:span><text:span text:style-name="T2">, </text:span><text:span text:style-name="T2">YcbCrSubSampling</text:span><text:span text:style-name="T2">, </text:span><text:span text:style-name="T2">YcbCrPositioning</text:span><text:span text:style-name="T2">, </text:span><text:span text:style-name="T2">ReferenceBlackWhite</text:span><text:span text:style-name="T2">, </text:span><text:span text:style-name="T2">Copyright&gt;</text:span></text:p>
      <text:p text:style-name="Preformatted_20_Text"/>
      <text:p text:style-name="Preformatted_20_Text">EXIF.&lt;</text:p>
      <text:p text:style-name="Preformatted_20_Text">ExposureTime, FNumber, ExposureProgram, SpectralSensitivity, <text:s text:c="9"/>a</text:p>
      <text:p text:style-name="Preformatted_20_Text">ISOSpeedRatings, OECF, ExifVersion, DateTimeOriginal, DateTimeDigitized, ComponentsConfiguration, CompressedBitsPerPixel, ShutterSpeedValue, ApertureValue, BrightnessValue, ExposureBiasValue, MaxApertureValue, <text:soft-page-break/>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reformatted_20_Text">WhiteBalance, DigitalZoomRatio, FocalLengthIn35mmFilm, SceneCaptureType, GainControl, Contrast, Saturation, Sharpness, DeviceSettingDescription, SubjectDistanceRange, ImageUniqueID&gt;</text:p>
      <text:p text:style-name="Preformatted_20_Text"/>
      <text:p text:style-name="Preformatted_20_Text">GPS.&lt;</text:p>
      <text:p text:style-name="Preformatted_20_Text">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reformatted_20_Text"/>
      <text:p text:style-name="Preformatted_20_Text">EINT.&lt;</text:p>
      <text:p text:style-name="Preformatted_20_Text">InteroperabilityIndex, InteroperabilityVersion, RelatedImageFileFormat, RelatedImageWidth, RelatedImageLength&gt;</text:p>
      <text:p text:style-name="Preformatted_20_Text"/>
      <text:p text:style-name="P4">Note that a small subset of these tags will be set automatically by the camera system, <text:span text:style-name="T13">but will be overridden by any exif options on the command line.</text:span></text:p>
      <text:p text:style-name="Preformatted_20_Text"/>
      <text:p text:style-name="Preformatted_20_Text"/>
      <text:p text:style-name="Preformatted_20_Text">RaspiVid</text:p>
      <text:p text:style-name="Preformatted_20_Text">========</text:p>
      <text:p text:style-name="Preformatted_20_Text"/>
      <text:p text:style-name="Preformatted_20_Text">--width,<text:tab/>-w<text:tab/><text:tab/>Set image width &lt;size&gt;</text:p>
      <text:p text:style-name="Preformatted_20_Text"/>
      <text:p text:style-name="P5">Width of resulting video. This should be between 64 and 1920.</text:p>
      <text:p text:style-name="Preformatted_20_Text"/>
      <text:p text:style-name="Preformatted_20_Text">--height,<text:tab/>-h<text:tab/><text:tab/>Set image height &lt;size&gt;</text:p>
      <text:p text:style-name="P5"/>
      <text:p text:style-name="P5">Height of resulting video. This should be between 64 and 1080.</text:p>
      <text:p text:style-name="P4"/>
      <text:p text:style-name="P4">--bitrate,<text:tab/>-b<text:tab/><text:tab/>Set bitrate. </text:p>
      <text:p text:style-name="Preformatted_20_Text"/>
      <text:p text:style-name="Preformatted_20_Text">Use bits per second, so 10MBits/s would be -b 10000000. For H264, 1080p a high quality bitrate would be 15Mbits/s or more.</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seconds</text:p>
      <text:p text:style-name="Preformatted_20_Text"/>
      <text:p text:style-name="Preformatted_20_Text">--demo, <text:tab/>d<text:tab/> <text:tab/>Run a demo mode <text:span text:style-name="T13">&lt;milliseconds&gt;</text:span></text:p>
      <text:p text:style-name="Preformatted_20_Text"/>
      <text:p text:style-name="Preformatted_20_Text">This options cycles through range of camera options, no capture is done, the demo will end at the end of the timeout period, irrespective of whether all the options have been cycled. <text:span text:style-name="T13">The time between cycles should be specified as a millisecond value.</text:span></text:p>
      <text:p text:style-name="P5"><text:soft-page-break/></text:p>
      <text:p text:style-name="Preformatted_20_Text">--framerate, <text:tab/>-fps <text:s/>Specify the frames per second to record</text:p>
      <text:p text:style-name="Preformatted_20_Text"/>
      <text:p text:style-name="Preformatted_20_Text">At present, the minimum frame rate allowed is 2fps, the maximum is 30fps. This is likely to change in the future.</text:p>
      <text:p text:style-name="Preformatted_20_Text"/>
      <text:p text:style-name="Preformatted_20_Text">--penc,<text:tab/>-e<text:tab/>Display preview image *after* encoding</text:p>
      <text:p text:style-name="Preformatted_20_Text"/>
      <text:p text:style-name="Preformatted_20_Text">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reformatted_20_Text"/>
      <text:p text:style-name="Preformatted_20_Text"/>
      <text:p text:style-name="Preformatted_20_Text"/>
      <text:p text:style-name="Preformatted_20_Text">Examples</text:p>
      <text:p text:style-name="Preformatted_20_Text">========</text:p>
      <text:p text:style-name="P6"/>
      <text:p text:style-name="P6">Still captures</text:p>
      <text:p text:style-name="P8"/>
      <text:p text:style-name="P11">By default, captures are done at the highest resolution supported by the sensor. <text:s/>This can be changed using the -w and -h command line options.</text:p>
      <text:p text:style-name="P8"/>
      <text:p text:style-name="Preformatted_20_Text"><text:span text:style-name="T7">Taking a </text:span><text:span text:style-name="T10">default</text:span><text:span text:style-name="T7"> capture after 2s (note times are specified in milliseconds) on viewfinder, saving in image.jpg</text:span></text:p>
      <text:p text:style-name="P8"/>
      <text:p text:style-name="P8"><text:tab/>./RaspiStill -t 2000 -o image.jpg</text:p>
      <text:p text:style-name="Preformatted_20_Text"/>
      <text:p text:style-name="P11">Take a capture at a different resolution.</text:p>
      <text:p text:style-name="Preformatted_20_Text"/>
      <text:p text:style-name="P3"><text:span text:style-name="T7"><text:tab/>./RaspiStill -t 2000 -o image.jpg </text:span><text:span text:style-name="T10">-w 640 -h 480</text:span></text:p>
      <text:p text:style-name="Preformatted_20_Text"/>
      <text:p text:style-name="Preformatted_20_Text"><text:span text:style-name="T7">Now reduce the quality conside</text:span><text:span text:style-name="T8">r</text:span><text:span text:style-name="T7">ably </text:span><text:span text:style-name="T8">to reduce file </text:span><text:span text:style-name="T7">size</text:span></text:p>
      <text:p text:style-name="P8"/>
      <text:p text:style-name="P9"><text:tab/>./RaspiStill -t 2000 -o image.jpg -q 5</text:p>
      <text:p text:style-name="P8"/>
      <text:p text:style-name="P4"><text:span text:style-name="T8">F</text:span><text:span text:style-name="T7">orce the preview to appear at coordinate 100,100, with width 300 and height 200 pixels.</text:span></text:p>
      <text:p text:style-name="P8"/>
      <text:p text:style-name="P9"><text:tab/>./RaspiStill -t 2000 -o image.jpg -p 100,100,300,200</text:p>
      <text:p text:style-name="P8"/>
      <text:p text:style-name="P8">Disable preview entirely</text:p>
      <text:p text:style-name="P8"/>
      <text:p text:style-name="P9"><text:tab/>./RaspiStill -t 2000 -o image.jpg -n</text:p>
      <text:p text:style-name="P8"/>
      <text:p text:style-name="Preformatted_20_Text"><text:span text:style-name="T8">Save the image as a png file (lossless compression, but slower than JPEG). </text:span><text:span text:style-name="T9">Note that the filename suffix is ignored when choosing the image encoding. </text:span></text:p>
      <text:p text:style-name="P8"/>
      <text:p text:style-name="P3"><text:span text:style-name="T7"><text:tab/>./RaspiStill -t 2000 -o image.</text:span><text:span text:style-name="T8">png</text:span><text:span text:style-name="T7"> –</text:span><text:span text:style-name="T8">e png </text:span></text:p>
      <text:p text:style-name="P12"/>
      <text:p text:style-name="P2"><text:span text:style-name="T9">Add some EXIF information to the JPEG. This sets the </text:span><text:span text:style-name="T13">Artist</text:span><text:span text:style-name="T12"> tag name to Boris, and the GPS </text:span><text:span text:style-name="T9">altitude to 123.5m. Note that </text:span><text:span text:style-name="T12">if </text:span><text:span text:style-name="T9">setting GPS tags you should set </text:span><text:span text:style-name="T12">as a minimum </text:span><text:span text:style-name="T4">GPSLatitude, GPSLatitudeRef, GPSLongitude, GPSLongitudeRef, GPSAltitude and GPSAltitudeRef</text:span><text:span text:style-name="T9">.</text:span></text:p>
      <text:p text:style-name="P6"/>
      <text:p text:style-name="P3"><text:span text:style-name="T7"><text:tab/>./RaspiStill -t 2000 -o image.</text:span><text:span text:style-name="T9">jpg -x IFDO.Artist=Boris -x GPS.GPSAltitude=1235/10</text:span></text:p>
      <text:p text:style-name="P6"/>
      <text:p text:style-name="P7">Set an emboss style image effect</text:p>
      <text:p text:style-name="P7"/>
      <text:p text:style-name="P3"><text:span text:style-name="T7"><text:tab/>./RaspiStill -t 2000 -o image.</text:span><text:span text:style-name="T9">jpg -ifx emboss</text:span></text:p>
      <text:p text:style-name="P7"/>
      <text:p text:style-name="P1"><text:soft-page-break/><text:span text:style-name="T9">Set </text:span><text:span text:style-name="T11">the U and V channe</text:span><text:span text:style-name="T12">ls </text:span><text:span text:style-name="T11">of the YUV image to specific values </text:span><text:span text:style-name="T12">(128:128 produces a greyscale image)</text:span></text:p>
      <text:p text:style-name="P7"/>
      <text:p text:style-name="P3"><text:span text:style-name="T7"><text:tab/>./RaspiStill -t 2000 -o image.</text:span><text:span text:style-name="T9">jpg -</text:span><text:span text:style-name="T11">cfx</text:span><text:span text:style-name="T9"> </text:span><text:span text:style-name="T11">1</text:span><text:span text:style-name="T12">28</text:span><text:span text:style-name="T11">:</text:span><text:span text:style-name="T12">128</text:span></text:p>
      <text:p text:style-name="P7"/>
      <text:p text:style-name="P1"><text:span text:style-name="T11">Run preview ONLY </text:span><text:span text:style-name="T13">for 2s</text:span><text:span text:style-name="T11">, no saved image.</text:span></text:p>
      <text:p text:style-name="P13"/>
      <text:p text:style-name="P9"><text:tab/>./RaspiStill -t 2000 </text:p>
      <text:p text:style-name="P6"/>
      <text:p text:style-name="P16"><text:span text:style-name="T16">Take timelapse picture, </text:span><text:span text:style-name="T17">one </text:span><text:span text:style-name="T16">every 10 seconds for 10 minutes </text:span><text:span text:style-name="T17">(10 minutes = 600000ms), </text:span><text:span text:style-name="T21">named image_number_1_today.jpg, image_number_2_today.jpg onwards.</text:span></text:p>
      <text:p text:style-name="P15"><text:span text:style-name="T14"/></text:p>
      <text:p text:style-name="P10"><text:tab/>./RaspiStill <text:span text:style-name="T14">-t </text:span><text:span text:style-name="T17">60</text:span><text:span text:style-name="T14">0000 -tl </text:span><text:span text:style-name="T17">10</text:span><text:span text:style-name="T14">000 -o image_</text:span><text:span text:style-name="T21">num_</text:span><text:span text:style-name="T14">%d_</text:span><text:span text:style-name="T21">today</text:span><text:span text:style-name="T14">.jpg</text:span></text:p>
      <text:p text:style-name="P10"><text:span text:style-name="T14"/></text:p>
      <text:p text:style-name="P6"/>
      <text:p text:style-name="P6">Video Captures</text:p>
      <text:p text:style-name="P6"/>
      <text:p text:style-name="P11">Image size and preview settings are the same as for stills capture. Default size for video recording is 1080p (1920x1080)</text:p>
      <text:p text:style-name="P6"/>
      <text:p text:style-name="Preformatted_20_Text"><text:span text:style-name="T9">Record a 5s clip with default settings </text:span><text:span text:style-name="T10">(1080p30)</text:span></text:p>
      <text:p text:style-name="P6"/>
      <text:p text:style-name="P3"><text:span text:style-name="T9"><text:tab/></text:span><text:span text:style-name="T7">./</text:span><text:span text:style-name="T9">RaspiVid -t 5</text:span><text:span text:style-name="T10">000</text:span><text:span text:style-name="T9"> -o video.h264</text:span></text:p>
      <text:p text:style-name="P6"/>
      <text:p text:style-name="P11">Record a 5s clip at a specified bitrate (3.5MBits/s)</text:p>
      <text:p text:style-name="P11"/>
      <text:p text:style-name="P3"><text:span text:style-name="T9"><text:tab/></text:span><text:span text:style-name="T7">./</text:span><text:span text:style-name="T9">RaspiVid -t 5</text:span><text:span text:style-name="T10">000</text:span><text:span text:style-name="T9"> -o video.h264 </text:span><text:span text:style-name="T10">-b 3500000</text:span></text:p>
      <text:p text:style-name="P6"/>
      <text:p text:style-name="P11">Record a 5s clip at a specified framerate (5fps)</text:p>
      <text:p text:style-name="P11"/>
      <text:p text:style-name="P3"><text:span text:style-name="T9"><text:tab/></text:span><text:span text:style-name="T7">./</text:span><text:span text:style-name="T9">RaspiVid -t 5</text:span><text:span text:style-name="T10">000</text:span><text:span text:style-name="T9"> -o video.h264 </text:span><text:span text:style-name="T10">-f 5</text:span></text:p>
      <text:p text:style-name="P6"/>
      <text:p text:style-name="P11"/>
      <text:p text:style-name="P6"/>
      <text:p text:style-name="P6"/>
      <text:p text:style-name="P6"/>
      <text:p text:style-name="P6"/>
      <text:p text:style-name="P6"/>
      <text:p text:style-name="P12"/>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3-28T11:06:59.27</dc:date>
    <meta:editing-duration>P2DT8H5M</meta:editing-duration>
    <meta:editing-cycles>16</meta:editing-cycles>
    <meta:generator>LibreOffice/3.6$Windows_x86 LibreOffice_project/2ef5aff-a6fb0ff-166bdff-cf087ad-0f1389</meta:generator>
    <meta:document-statistic meta:table-count="0" meta:image-count="0" meta:object-count="0" meta:page-count="7" meta:paragraph-count="193" meta:word-count="1920" meta:character-count="13029" meta:non-whitespace-character-count="11098"/>
  </office:meta>
</office:document-meta>
</file>